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4f8a3" officeooo:paragraph-rsid="0014f8a3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6b3d7" officeooo:paragraph-rsid="0016b3d7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8e5e2" officeooo:paragraph-rsid="0018e5e2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6b3d7" officeooo:paragraph-rsid="0016b3d7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8e5e2" officeooo:paragraph-rsid="0018e5e2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ize="12pt" style:text-underline-style="none" fo:font-weight="normal" officeooo:rsid="0018e5e2" officeooo:paragraph-rsid="001d3a6e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T1" style:family="text">
      <style:text-properties officeooo:rsid="0019e1f6"/>
    </style:style>
    <style:style style:name="T2" style:family="text">
      <style:text-properties officeooo:rsid="001a3d3c"/>
    </style:style>
    <style:style style:name="T3" style:family="text">
      <style:text-properties officeooo:rsid="001b5829"/>
    </style:style>
    <style:style style:name="T4" style:family="text">
      <style:text-properties officeooo:rsid="001d3a6e"/>
    </style:style>
    <style:style style:name="T5" style:family="text">
      <style:text-properties officeooo:rsid="001d7a88"/>
    </style:style>
    <style:style style:name="T6" style:family="text">
      <style:text-properties officeooo:rsid="001e4100"/>
    </style:style>
    <style:style style:name="T7" style:family="text">
      <style:text-properties officeooo:rsid="001ee4a7"/>
    </style:style>
    <style:style style:name="T8" style:family="text">
      <style:text-properties fo:font-style="italic" officeooo:rsid="001ee4a7" style:font-style-asian="italic" style:font-style-complex="italic"/>
    </style:style>
    <style:style style:name="T9" style:family="text">
      <style:text-properties fo:font-style="normal" officeooo:rsid="001ee4a7" style:font-style-asian="normal" style:font-style-complex="normal"/>
    </style:style>
    <style:style style:name="T10" style:family="text">
      <style:text-properties fo:font-style="normal" officeooo:rsid="0020c582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4日9月2020年</text:p>
      <text:p text:style-name="P1">Japonais - Économie et Société Contemporaine - 1</text:p>
      <text:p text:style-name="P1"/>
      <text:p text:style-name="P3">-&gt; plutôt de l'histoire sociale, en vrai.<text:span text:style-name="T1"> </text:span></text:p>
      <text:p text:style-name="P3"/>
      <text:p text:style-name="P6"><text:span text:style-name="T4">25</text:span>日9月2020年</text:p>
      <text:p text:style-name="P3"/>
      <text:p text:style-name="P2"/>
      <text:p text:style-name="P2">円<text:span text:style-name="T2"> : 'EN', 'marui' = quelque chose de rond, d'harmonieux, la monnaie (Yen)</text:span></text:p>
      <text:p text:style-name="P2"/>
      <text:p text:style-name="P2">出<text:span text:style-name="T3"> : 'SHUTSU / SUI', 'deru / dasu' = apparaître, se produire, surgir, sortir, envoyer, s'éloigner</text:span></text:p>
      <text:p text:style-name="P2"/>
      <text:p text:style-name="P2">千<text:span text:style-name="T4"> : 'SEN / ZEN', 'chi'</text:span><text:span text:style-name="T5"> = mille</text:span></text:p>
      <text:p text:style-name="P2"/>
      <text:p text:style-name="P2">口<text:span text:style-name="T5"> : 'KÔ</text:span><text:span text:style-name="T6"> / </text:span><text:span text:style-name="T5">KU', '-guchi / kuchi' = orifice, ouverture, bouche</text:span></text:p>
      <text:p text:style-name="P2"/>
      <text:p text:style-name="P2">右<text:span text:style-name="T6"> : 'YÛ / U', 'migi' = droite</text:span></text:p>
      <text:p text:style-name="P2"/>
      <text:p text:style-name="P2">名<text:span text:style-name="T7"> : 'MYÔ / MEI / MEI-', 'na' = nom, renom, réputation, </text:span><text:span text:style-name="T8">célèbre, excellent</text:span></text:p>
      <text:p text:style-name="P2"><text:span text:style-name="T9"/></text:p>
      <text:p text:style-name="P2"><text:span text:style-name="T9">土</text:span><text:span text:style-name="T10"> : 'DO', 'tsuchi' = la terre</text:span></text:p>
      <text:p text:style-name="P2"><text:span text:style-name="T10"/></text:p>
      <text:p text:style-name="P2"><text:span text:style-name="T10"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1:00:29.510169916</meta:creation-date>
    <meta:generator>LibreOffice/6.4.5.2$Linux_X86_64 LibreOffice_project/40$Build-2</meta:generator>
    <dc:date>2020-09-25T11:20:18.242975159</dc:date>
    <meta:editing-duration>PT19M18S</meta:editing-duration>
    <meta:editing-cycles>15</meta:editing-cycles>
    <meta:document-statistic meta:table-count="0" meta:image-count="0" meta:object-count="0" meta:page-count="1" meta:paragraph-count="11" meta:word-count="105" meta:character-count="499" meta:non-whitespace-character-count="414"/>
  </office:meta>
</office:document-meta>
</file>